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1b02" officeooo:paragraph-rsid="00051b02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99c7f" officeooo:paragraph-rsid="00099c7f" style:font-size-asian="15.75pt" style:font-size-complex="18pt"/>
    </style:style>
    <style:style style:name="P3" style:family="paragraph" style:parent-style-name="Standard">
      <style:text-properties fo:font-size="12pt" officeooo:rsid="000823d0" officeooo:paragraph-rsid="000ac1e6" style:font-size-asian="10.5pt" style:font-size-complex="12pt"/>
    </style:style>
    <style:style style:name="P4" style:family="paragraph" style:parent-style-name="Standard">
      <style:text-properties fo:font-size="12pt" officeooo:rsid="000ac1e6" officeooo:paragraph-rsid="000ac1e6" style:font-size-asian="10.5pt" style:font-size-complex="12pt"/>
    </style:style>
    <style:style style:name="P5" style:family="paragraph" style:parent-style-name="Standard">
      <style:text-properties fo:font-size="12pt" officeooo:rsid="000bee65" officeooo:paragraph-rsid="000bee65" style:font-size-asian="10.5pt" style:font-size-complex="12pt"/>
    </style:style>
    <style:style style:name="P6" style:family="paragraph" style:parent-style-name="Standard">
      <style:text-properties fo:font-size="12pt" officeooo:rsid="0006e918" officeooo:paragraph-rsid="000f31a7" style:font-size-asian="10.5pt" style:font-size-complex="12pt"/>
    </style:style>
    <style:style style:name="P7" style:family="paragraph" style:parent-style-name="Standard">
      <style:text-properties fo:font-size="12pt" officeooo:rsid="0006e918" officeooo:paragraph-rsid="0006e918" style:font-size-asian="10.5pt" style:font-size-complex="12pt"/>
    </style:style>
    <style:style style:name="P8" style:family="paragraph" style:parent-style-name="Standard">
      <style:text-properties fo:font-size="12pt" officeooo:rsid="000f31a7" officeooo:paragraph-rsid="000f31a7" style:font-size-asian="10.5pt" style:font-size-complex="12pt"/>
    </style:style>
    <style:style style:name="P9" style:family="paragraph" style:parent-style-name="Standard">
      <style:text-properties fo:font-size="12pt" officeooo:rsid="00110d65" officeooo:paragraph-rsid="00110d65" style:font-size-asian="10.5pt" style:font-size-complex="12pt"/>
    </style:style>
    <style:style style:name="P10" style:family="paragraph" style:parent-style-name="Standard">
      <style:text-properties fo:font-size="12pt" officeooo:rsid="0009759e" officeooo:paragraph-rsid="0009759e" style:font-size-asian="10.5pt" style:font-size-complex="12pt"/>
    </style:style>
    <style:style style:name="T1" style:family="text">
      <style:text-properties officeooo:rsid="000823d0"/>
    </style:style>
    <style:style style:name="T2" style:family="text">
      <style:text-properties officeooo:rsid="00099c7f"/>
    </style:style>
    <style:style style:name="T3" style:family="text">
      <style:text-properties officeooo:rsid="000ac1e6"/>
    </style:style>
    <style:style style:name="T4" style:family="text">
      <style:text-properties officeooo:rsid="000c728d"/>
    </style:style>
    <style:style style:name="T5" style:family="text">
      <style:text-properties officeooo:rsid="000d14c8"/>
    </style:style>
    <style:style style:name="T6" style:family="text">
      <style:text-properties officeooo:rsid="000f31a7"/>
    </style:style>
    <style:style style:name="T7" style:family="text">
      <style:text-properties officeooo:rsid="0006e918"/>
    </style:style>
    <style:style style:name="T8" style:family="text">
      <style:text-properties officeooo:rsid="00110d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span text:style-name="T6">Logout</text:span></text:p>
      <text:p text:style-name="P1"/>
      <text:p text:style-name="P1">Client<text:tab/><text:tab/><text:tab/><text:tab/><text:tab/><text:tab/><text:tab/><text:tab/><text:tab/>Server</text:p>
      <text:p text:style-name="P10"/>
      <text:p text:style-name="P9">1. Logout button.<text:tab/><text:tab/><text:tab/><text:tab/><text:tab/><text:tab/><text:tab/><text:tab/>2. logout.php Destroy the session.</text:p>
      <text:p text:style-name="P6"/>
      <text:p text:style-name="P8"><text:span text:style-name="T8">3</text:span>. <text:a xlink:type="simple" xlink:href="https://csis.svsu.edu/~jpdaws/CIS355/Prog03/login.php" text:style-name="Internet_20_link" text:visited-style-name="Visited_20_Internet_20_Link"><text:span text:style-name="T7">https://csis.svsu.edu/~jpdaws/CIS355/Prog0</text:span></text:a><text:a xlink:type="simple" xlink:href="https://csis.svsu.edu/~jpdaws/CIS355/Prog03/login.php" text:style-name="Internet_20_link" text:visited-style-name="Visited_20_Internet_20_Link">3</text:a><text:a xlink:type="simple" xlink:href="https://csis.svsu.edu/~jpdaws/CIS355/Prog03/login.php" text:style-name="Internet_20_link" text:visited-style-name="Visited_20_Internet_20_Link"><text:span text:style-name="T7">/</text:span></text:a><text:a xlink:type="simple" xlink:href="https://csis.svsu.edu/~jpdaws/CIS355/Prog03/login.php" text:style-name="Internet_20_link" text:visited-style-name="Visited_20_Internet_20_Link">login.php</text:a><text:tab/><text:tab/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9:08:38.425213645</meta:creation-date>
    <dc:date>2019-03-26T09:23:35.745362131</dc:date>
    <meta:editing-duration>PT5H45M5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3" meta:character-count="152" meta:non-whitespace-character-count="118"/>
  </office:meta>
</office:document-meta>
</file>